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79])" office:value-type="float" office:value="0.0000305193173484702" calcext:value-type="float">
            <text:p>3.05193173484702E-05</text:p>
          </table:table-cell>
          <table:table-cell table:formula="of:=AVERAGE([.N2:.N179])" office:value-type="float" office:value="0.0000491159581815871" calcext:value-type="float">
            <text:p>4.91159581815871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22:22:46.7795586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21T22:29:44.303472839</dc:date>
    <meta:editing-duration>P1DT1M20S</meta:editing-duration>
    <meta:editing-cycles>135</meta:editing-cycles>
    <meta:generator>LibreOffice/7.2.1.2$Linux_X86_64 LibreOffice_project/20$Build-2</meta:generator>
    <meta:document-statistic meta:table-count="1" meta:cell-count="2882" meta:object-count="0"/>
  </office:meta>
</office:document-meta>
</file>